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0e5568" officeooo:paragraph-rsid="000e5568"/>
    </style:style>
    <style:style style:name="P4" style:family="paragraph" style:parent-style-name="Standard">
      <style:text-properties officeooo:paragraph-rsid="000e5568"/>
    </style:style>
    <style:style style:name="P5" style:family="paragraph" style:parent-style-name="Standard">
      <style:text-properties officeooo:rsid="00100bf9" officeooo:paragraph-rsid="00100bf9"/>
    </style:style>
    <style:style style:name="P6" style:family="paragraph" style:parent-style-name="Standard">
      <style:text-properties officeooo:rsid="0010e62b" officeooo:paragraph-rsid="0010e62b"/>
    </style:style>
    <style:style style:name="P7" style:family="paragraph" style:parent-style-name="Standard">
      <style:text-properties officeooo:paragraph-rsid="001279fb"/>
    </style:style>
    <style:style style:name="P8" style:family="paragraph" style:parent-style-name="Standard">
      <style:text-properties officeooo:paragraph-rsid="0013ea37"/>
    </style:style>
    <style:style style:name="T1" style:family="text">
      <style:text-properties officeooo:rsid="0008bb6a"/>
    </style:style>
    <style:style style:name="T2" style:family="text">
      <style:text-properties officeooo:rsid="000e5568"/>
    </style:style>
    <style:style style:name="T3" style:family="text">
      <style:text-properties officeooo:rsid="001bf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7">- <text:span text:style-name="T1">installert gparted</text:span></text:p>
      <text:p text:style-name="P8">- <text:span text:style-name="T3">installert teamviewer (sudo dpkg -i teamviewer_12.0.76279_i386.deb)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/>
      <text:p text:style-name="P2">2. Test av et par ros-pakker</text:p>
      <text:p text:style-name="P1">- <text:span text:style-name="T1">git clone </text:span><text:a xlink:type="simple" xlink:href="https://github.com/davetcoleman/ros_control_boilerplate.git" text:style-name="Internet_20_link" text:visited-style-name="Visited_20_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 text:visited-style-name="Visited_20_Internet_20_Link"><text:span text:style-name="T1">https://github.com/ros-simulation/gazebo_ros_demos.git</text:span></text:a></text:p>
      <text:p text:style-name="P1"/>
      <text:p text:style-name="P2">3. Git</text:p>
      <text:p text:style-name="P2"><text:s text:c="2"/>167 <text:s/>cd Documents/</text:p>
      <text:p text:style-name="P2"><text:s text:c="2"/>169 <text:s/>git clone https://github.com/droget/Notes.git</text:p>
      <text:p text:style-name="P2"><text:s text:c="2"/>174 <text:s/>git status</text:p>
      <text:p text:style-name="P2"><text:s text:c="2"/>181 <text:s/>git add inst_log_1604kinjun17.odt</text:p>
      <text:p text:style-name="P2"><text:s text:c="2"/>185 <text:s/>git config --global user.email "b1@lyse.net"</text:p>
      <text:p text:style-name="P2"><text:s text:c="2"/>186 <text:s/>git config --global user.name "droget"</text:p>
      <text:p text:style-name="P2"><text:s text:c="2"/>187 <text:s/>git commit -m "added inst_log_1604kinjun17.odt"</text:p>
      <text:p text:style-name="P2"><text:s text:c="2"/>189 <text:s/>git push</text:p>
      <text:p text:style-name="P2"><text:s text:c="2"/>190 <text:s/>git config --global push.default simple</text:p>
      <text:p text:style-name="P2"/>
      <text:p text:style-name="P4"><text:span text:style-name="T2">4. </text:span><text:a xlink:type="simple" xlink:href="https://github.com/HumaRobotics" text:style-name="Internet_20_link" text:visited-style-name="Visited_20_Internet_20_Link">HumaRobotics</text:a>/<text:span text:style-name="T2">phantomx</text:span></text:p>
      <text:p text:style-name="P3"><text:s text:c="2"/>210 <text:s/>git clone https://github.com/HumaRobotics/phantomx_gazebo.git</text:p>
      <text:p text:style-name="P3"><text:s text:c="2"/>211 <text:s/>git clone https://github.com/HumaRobotics/phantomx_description.git</text:p>
      <text:p text:style-name="P3"><text:s text:c="2"/>212 <text:s/>git clone <text:a xlink:type="simple" xlink:href="https://github.com/HumaRobotics/phantomx_control.git" text:style-name="Internet_20_link" text:visited-style-name="Visited_20_Internet_20_Link">https://github.com/HumaRobotics/phantomx_control.git</text:a></text:p>
      <text:p text:style-name="P3">- roslaunch phantomx_gazebo phantomx_gazebo.launch</text:p>
      <text:p text:style-name="P3">- rosrun phantomx_gazebo walker_demo.py</text:p>
      <text:p text:style-name="P3"/>
      <text:p text:style-name="P4"><text:span text:style-name="T2">5. </text:span><text:a xlink:type="simple" xlink:href="https://github.com/HumaRobotics" text:style-name="Internet_20_link" text:visited-style-name="Visited_20_Internet_20_Link">HumaRobotics</text:a>/<text:a xlink:type="simple" xlink:href="https://github.com/HumaRobotics/dynamixel_hr" text:style-name="Internet_20_link" text:visited-style-name="Visited_20_Internet_20_Link"><text:span text:style-name="Strong_20_Emphasis">dynamixel_hr</text:span></text:a> </text:p>
      <text:p text:style-name="P5">- git clone https://github.com/HumaRobotics/dynamixel_hr.git</text:p>
      <text:p text:style-name="P6">- python ToolDynamixelLab.py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5.1.6.2$Linux_X86_64 LibreOffice_project/10m0$Build-2</meta:generator>
    <dc:date>2017-06-20T22:07:27.691228049</dc:date>
    <meta:editing-duration>PT30M59S</meta:editing-duration>
    <meta:editing-cycles>8</meta:editing-cycles>
    <meta:document-statistic meta:table-count="0" meta:image-count="0" meta:object-count="0" meta:page-count="1" meta:paragraph-count="34" meta:word-count="152" meta:character-count="1434" meta:non-whitespace-character-count="1282"/>
  </office:meta>
</office:document-meta>
</file>